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0.2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1.216cm" svg:y1="17.174cm" svg:x2="12.716cm" svg:y2="17.174cm">
          <text:p/>
        </draw:line>
        <draw:line draw:style-name="gr1" draw:text-style-name="P1" draw:layer="layout" svg:x1="12.017cm" svg:y1="17.961cm" svg:x2="12.016cm" svg:y2="17.174cm">
          <text:p/>
        </draw:line>
        <draw:line draw:style-name="gr1" draw:text-style-name="P1" draw:layer="layout" svg:x1="12.236cm" svg:y1="18.174cm" svg:x2="12.016cm" svg:y2="17.962cm">
          <text:p/>
        </draw:line>
        <draw:line draw:style-name="gr1" draw:text-style-name="P1" draw:layer="layout" svg:x1="12.716cm" svg:y1="17.175cm" svg:x2="12.811cm" svg:y2="17.061cm">
          <text:p/>
        </draw:line>
        <draw:line draw:style-name="gr1" draw:text-style-name="P1" draw:layer="layout" svg:x1="11.125cm" svg:y1="17.287cm" svg:x2="11.22cm" svg:y2="17.173cm">
          <text:p/>
        </draw:line>
        <draw:line draw:style-name="gr1" draw:text-style-name="P1" draw:layer="layout" svg:x1="8.998cm" svg:y1="17.921cm" svg:x2="8.997cm" svg:y2="17.134cm">
          <text:p/>
        </draw:line>
        <draw:line draw:style-name="gr1" draw:text-style-name="P1" draw:layer="layout" svg:x1="8.997cm" svg:y1="17.922cm" svg:x2="8.777cm" svg:y2="18.134cm">
          <text:p/>
        </draw:line>
        <draw:line draw:style-name="gr1" draw:text-style-name="P1" draw:layer="layout" svg:x1="8.196cm" svg:y1="17.134cm" svg:x2="9.696cm" svg:y2="17.134cm">
          <text:p/>
        </draw:line>
        <draw:line draw:style-name="gr1" draw:text-style-name="P1" draw:layer="layout" svg:x1="9.696cm" svg:y1="17.135cm" svg:x2="9.791cm" svg:y2="17.021cm">
          <text:p/>
        </draw:line>
        <draw:line draw:style-name="gr1" draw:text-style-name="P1" draw:layer="layout" svg:x1="8.105cm" svg:y1="17.247cm" svg:x2="8.2cm" svg:y2="17.133cm">
          <text:p/>
        </draw:line>
        <draw:line draw:style-name="gr1" draw:text-style-name="P1" draw:layer="layout" svg:x1="8.496cm" svg:y1="17.034cm" svg:x2="9.443cm" svg:y2="17.036cm">
          <text:p/>
        </draw:line>
        <draw:line draw:style-name="gr1" draw:text-style-name="P1" draw:layer="layout" svg:x1="11.517cm" svg:y1="17.074cm" svg:x2="12.464cm" svg:y2="17.076cm">
          <text:p/>
        </draw:line>
        <draw:line draw:style-name="gr1" draw:text-style-name="P1" draw:layer="layout" svg:x1="4.716cm" svg:y1="17.175cm" svg:x2="6.216cm" svg:y2="17.175cm">
          <text:p/>
        </draw:line>
        <draw:line draw:style-name="gr1" draw:text-style-name="P1" draw:layer="layout" svg:x1="5.517cm" svg:y1="17.962cm" svg:x2="5.516cm" svg:y2="17.175cm">
          <text:p/>
        </draw:line>
        <draw:line draw:style-name="gr1" draw:text-style-name="P1" draw:layer="layout" svg:x1="5.736cm" svg:y1="18.175cm" svg:x2="5.516cm" svg:y2="17.963cm">
          <text:p/>
        </draw:line>
        <draw:line draw:style-name="gr1" draw:text-style-name="P1" draw:layer="layout" svg:x1="6.216cm" svg:y1="17.176cm" svg:x2="6.311cm" svg:y2="17.062cm">
          <text:p/>
        </draw:line>
        <draw:line draw:style-name="gr1" draw:text-style-name="P1" draw:layer="layout" svg:x1="4.625cm" svg:y1="17.288cm" svg:x2="4.72cm" svg:y2="17.174cm">
          <text:p/>
        </draw:line>
        <draw:line draw:style-name="gr1" draw:text-style-name="P1" draw:layer="layout" svg:x1="2.518cm" svg:y1="17.962cm" svg:x2="2.517cm" svg:y2="17.175cm">
          <text:p/>
        </draw:line>
        <draw:line draw:style-name="gr1" draw:text-style-name="P1" draw:layer="layout" svg:x1="2.517cm" svg:y1="17.963cm" svg:x2="2.297cm" svg:y2="18.175cm">
          <text:p/>
        </draw:line>
        <draw:line draw:style-name="gr1" draw:text-style-name="P1" draw:layer="layout" svg:x1="1.716cm" svg:y1="17.175cm" svg:x2="3.216cm" svg:y2="17.175cm">
          <text:p/>
        </draw:line>
        <draw:line draw:style-name="gr1" draw:text-style-name="P1" draw:layer="layout" svg:x1="3.216cm" svg:y1="17.176cm" svg:x2="3.311cm" svg:y2="17.062cm">
          <text:p/>
        </draw:line>
        <draw:line draw:style-name="gr1" draw:text-style-name="P1" draw:layer="layout" svg:x1="1.625cm" svg:y1="17.288cm" svg:x2="1.72cm" svg:y2="17.174cm">
          <text:p/>
        </draw:line>
        <draw:connector draw:style-name="gr2" draw:text-style-name="P1" draw:layer="layout" draw:type="curve" svg:x1="7.794cm" svg:y1="16.516cm" svg:x2="5.085cm" svg:y2="14.639cm" svg:d="m7794 16516c-1806 0-2709-625-2709-1877">
          <text:p/>
        </draw:connector>
        <draw:line draw:style-name="gr2" draw:text-style-name="P1" draw:layer="layout" svg:x1="12.773cm" svg:y1="15.509cm" svg:x2="8.494cm" svg:y2="15.506cm">
          <text:p/>
        </draw:line>
        <draw:line draw:style-name="gr1" draw:text-style-name="P1" draw:layer="layout" svg:x1="1.188cm" svg:y1="15.497cm" svg:x2="0.688cm" svg:y2="15.497cm">
          <text:p/>
        </draw:line>
        <draw:line draw:style-name="gr1" draw:text-style-name="P1" draw:layer="layout" svg:x1="2.288cm" svg:y1="15.497cm" svg:x2="1.688cm" svg:y2="15.497cm">
          <text:p/>
        </draw:line>
        <draw:frame draw:style-name="gr3" draw:text-style-name="P2" draw:layer="layout" svg:width="0.675cm" svg:height="0.645cm" svg:x="1.088cm" svg:y="14.752cm">
          <draw:text-box>
            <text:p text:style-name="P1"><text:span text:style-name="T1"><text:s/></text:span><text:span text:style-name="T1">j</text:span></text:p>
          </draw:text-box>
        </draw:frame>
        <draw:frame draw:style-name="gr4" draw:text-style-name="P3" draw:layer="layout" svg:width="0.769cm" svg:height="0.758cm" svg:x="1.074cm" svg:y="15.181cm">
          <draw:text-box>
            <text:p text:style-name="P1"><text:span text:style-name="T1">и</text:span></text:p>
          </draw:text-box>
        </draw:frame>
        <draw:frame draw:style-name="gr4" draw:text-style-name="P3" draw:layer="layout" svg:width="0.769cm" svg:height="0.758cm" svg:x="11.954cm" svg:y="17.641cm">
          <draw:text-box>
            <text:p text:style-name="P1"><text:span text:style-name="T1">3</text:span></text:p>
          </draw:text-box>
        </draw:frame>
        <draw:frame draw:style-name="gr4" draw:text-style-name="P3" draw:layer="layout" svg:width="0.769cm" svg:height="0.758cm" svg:x="11.401cm" svg:y="17.621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4.912cm" svg:y="17.641cm">
          <draw:text-box>
            <text:p text:style-name="P1"><text:span text:style-name="T1">3</text:span></text:p>
          </draw:text-box>
        </draw:frame>
        <draw:frame draw:style-name="gr4" draw:text-style-name="P3" draw:layer="layout" svg:width="0.769cm" svg:height="0.758cm" svg:x="8.918cm" svg:y="17.581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5.543cm" svg:y="17.641cm">
          <draw:text-box>
            <text:p text:style-name="P1"><text:span text:style-name="T1">3</text:span></text:p>
          </draw:text-box>
        </draw:frame>
        <draw:frame draw:style-name="gr4" draw:text-style-name="P3" draw:layer="layout" svg:width="0.769cm" svg:height="0.758cm" svg:x="8.328cm" svg:y="17.559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2.51cm" svg:y="17.58cm">
          <draw:text-box>
            <text:p text:style-name="P1"><text:span text:style-name="T1">3</text:span></text:p>
          </draw:text-box>
        </draw:frame>
        <draw:frame draw:style-name="gr4" draw:text-style-name="P3" draw:layer="layout" svg:width="0.769cm" svg:height="0.758cm" svg:x="1.88cm" svg:y="17.58cm">
          <draw:text-box>
            <text:p text:style-name="P1"><text:span text:style-name="T1">3</text:span></text:p>
          </draw:text-box>
        </draw:frame>
        <draw:frame draw:style-name="gr5" draw:text-style-name="P2" draw:layer="layout" svg:width="1cm" svg:height="0.645cm" svg:x="10.687cm" svg:y="14.53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8.683cm" svg:y="14.489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7.684cm" svg:y="14.489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9.685cm" svg:y="14.489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6.562cm" svg:y="14.444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11.787cm" svg:y="14.489cm">
          <draw:text-box>
            <text:p text:style-name="P1"><text:span text:style-name="T1">1</text:span></text:p>
          </draw:text-box>
        </draw:frame>
        <draw:frame draw:style-name="gr4" draw:text-style-name="P3" draw:layer="layout" svg:width="0.769cm" svg:height="0.758cm" svg:x="12.588cm" svg:y="14.489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13.589cm" svg:y="14.489cm">
          <draw:text-box>
            <text:p text:style-name="P1"><text:span text:style-name="T1">3</text:span></text:p>
          </draw:text-box>
        </draw:frame>
        <draw:frame draw:style-name="gr5" draw:text-style-name="P2" draw:layer="layout" svg:width="1cm" svg:height="0.645cm" svg:x="10.687cm" svg:y="14.531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8.683cm" svg:y="14.49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7.684cm" svg:y="14.49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9.685cm" svg:y="14.49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6.562cm" svg:y="14.445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11.787cm" svg:y="14.49cm">
          <draw:text-box>
            <text:p text:style-name="P1"><text:span text:style-name="T1">1</text:span></text:p>
          </draw:text-box>
        </draw:frame>
        <draw:frame draw:style-name="gr4" draw:text-style-name="P3" draw:layer="layout" svg:width="0.769cm" svg:height="0.758cm" svg:x="12.588cm" svg:y="14.49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13.589cm" svg:y="14.49cm">
          <draw:text-box>
            <text:p text:style-name="P1"><text:span text:style-name="T1">3</text:span></text:p>
          </draw:text-box>
        </draw:frame>
        <draw:frame draw:style-name="gr5" draw:text-style-name="P2" draw:layer="layout" svg:width="1cm" svg:height="0.645cm" svg:x="10.687cm" svg:y="14.531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8.683cm" svg:y="14.49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7.684cm" svg:y="14.49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9.685cm" svg:y="14.49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6.562cm" svg:y="14.445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11.787cm" svg:y="14.49cm">
          <draw:text-box>
            <text:p text:style-name="P1"><text:span text:style-name="T1">1</text:span></text:p>
          </draw:text-box>
        </draw:frame>
        <draw:frame draw:style-name="gr4" draw:text-style-name="P3" draw:layer="layout" svg:width="0.769cm" svg:height="0.758cm" svg:x="12.588cm" svg:y="14.49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13.589cm" svg:y="14.49cm">
          <draw:text-box>
            <text:p text:style-name="P1"><text:span text:style-name="T1">3</text:span></text:p>
          </draw:text-box>
        </draw:frame>
        <draw:frame draw:style-name="gr5" draw:text-style-name="P2" draw:layer="layout" svg:width="1cm" svg:height="0.645cm" svg:x="10.687cm" svg:y="14.531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8.683cm" svg:y="14.49cm">
          <draw:text-box>
            <text:p text:style-name="P1"><text:span text:style-name="T1">A</text:span></text:p>
          </draw:text-box>
        </draw:frame>
        <draw:frame draw:style-name="gr4" draw:text-style-name="P3" draw:layer="layout" svg:width="0.777cm" svg:height="0.758cm" svg:x="7.684cm" svg:y="14.49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9.685cm" svg:y="14.49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6.562cm" svg:y="14.445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11.787cm" svg:y="14.49cm">
          <draw:text-box>
            <text:p text:style-name="P1"><text:span text:style-name="T1">1</text:span></text:p>
          </draw:text-box>
        </draw:frame>
        <draw:frame draw:style-name="gr4" draw:text-style-name="P3" draw:layer="layout" svg:width="0.769cm" svg:height="0.758cm" svg:x="12.588cm" svg:y="14.49cm">
          <draw:text-box>
            <text:p text:style-name="P1"><text:span text:style-name="T1">2</text:span></text:p>
          </draw:text-box>
        </draw:frame>
        <draw:frame draw:style-name="gr5" draw:text-style-name="P2" draw:layer="layout" svg:width="1cm" svg:height="0.645cm" svg:x="10.687cm" svg:y="14.531cm">
          <draw:text-box>
            <text:p text:style-name="P4"><text:span text:style-name="T1">Ø</text:span></text:p>
          </draw:text-box>
        </draw:frame>
        <draw:frame draw:style-name="gr4" draw:text-style-name="P3" draw:layer="layout" svg:width="0.769cm" svg:height="0.758cm" svg:x="8.683cm" svg:y="14.49cm">
          <draw:text-box>
            <text:p text:style-name="P1"><text:span text:style-name="T1">A</text:span></text:p>
          </draw:text-box>
        </draw:frame>
        <draw:frame draw:style-name="gr6" draw:text-style-name="P3" draw:layer="layout" svg:width="0.777cm" svg:height="0.758cm" svg:x="7.684cm" svg:y="14.49cm">
          <draw:text-box>
            <text:p text:style-name="P1"><text:span text:style-name="T1">O</text:span></text:p>
          </draw:text-box>
        </draw:frame>
        <draw:frame draw:style-name="gr4" draw:text-style-name="P3" draw:layer="layout" svg:width="0.769cm" svg:height="0.758cm" svg:x="9.023cm" svg:y="17.11cm">
          <draw:text-box>
            <text:p text:style-name="P1"><text:span text:style-name="T1">I</text:span></text:p>
          </draw:text-box>
        </draw:frame>
        <draw:frame draw:style-name="gr4" draw:text-style-name="P3" draw:layer="layout" svg:width="0.769cm" svg:height="0.758cm" svg:x="6.562cm" svg:y="14.445cm">
          <draw:text-box>
            <text:p text:style-name="P1"><text:span text:style-name="T1">E</text:span></text:p>
          </draw:text-box>
        </draw:frame>
        <draw:frame draw:style-name="gr4" draw:text-style-name="P3" draw:layer="layout" svg:width="0.769cm" svg:height="0.758cm" svg:x="11.787cm" svg:y="14.49cm">
          <draw:text-box>
            <text:p text:style-name="P1"><text:span text:style-name="T1">1</text:span></text:p>
          </draw:text-box>
        </draw:frame>
        <draw:frame draw:style-name="gr4" draw:text-style-name="P3" draw:layer="layout" svg:width="0.769cm" svg:height="0.758cm" svg:x="12.588cm" svg:y="14.49cm">
          <draw:text-box>
            <text:p text:style-name="P1"><text:span text:style-name="T1">2</text:span></text:p>
          </draw:text-box>
        </draw:frame>
        <draw:frame draw:style-name="gr4" draw:text-style-name="P3" draw:layer="layout" svg:width="0.769cm" svg:height="0.758cm" svg:x="11.424cm" svg:y="17.11cm">
          <draw:text-box>
            <text:p text:style-name="P1"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6T02:27:49</dc:date>
    <dc:creator>artur </dc:creator>
    <meta:editing-duration>PT14H10M49S</meta:editing-duration>
    <meta:editing-cycles>29</meta:editing-cycles>
    <meta:generator>OpenOffice.org/3.2$Linux OpenOffice.org_project/320m19$Build-9505</meta:generator>
    <meta:printed-by>artur </meta:printed-by>
    <meta:print-date>2011-02-09T05:06:39</meta:print-date>
    <meta:document-statistic meta:object-count="75"/>
  </office:meta>
</office:document-meta>
</file>